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iti TC Light" svg:font-family="Heiti TC Light"/>
  </office:font-face-decls>
  <office:automatic-styles>
    <style:style style:name="P1" style:family="paragraph" style:parent-style-name="Standard">
      <style:text-properties style:font-name="Heiti TC Light" fo:font-size="12.0pt" fo:background-color="#868686"/>
    </style:style>
    <style:style style:name="P2" style:family="paragraph" style:parent-style-name="Standard">
      <style:paragraph-properties fo:margin-bottom="0.1667in"/>
      <style:text-properties style:font-name="Heiti TC Light" fo:font-size="12.0pt" fo:background-color="#e0e0e0"/>
    </style:style>
    <style:style style:name="T1" style:family="text">
      <style:text-properties fo:color="#052726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陳真   |  2005.01.24   |   <text:a xlink:type="simple" xlink:href="http://palinfo.habago.org/Entry?Command=Information_PrintForum#FORUM40407"><text:span text:style-name="T1">#</text:span></text:a></text:p>
      <text:p text:style-name="P2">阿乖</text:p>
      <text:p text:style-name="P2">陳真 2001. 7. 19</text:p>
      <text:p text:style-name="P2"/>
      <text:p text:style-name="P2">第一次看到牠，是在十一年前的林口長庚急診室內。那天我值班。</text:p>
      <text:p text:style-name="P2"/>
      <text:p text:style-name="P2">一位醫生一腳把牠踹開。像無聲電影一樣，沒有發出任何聲音，在地上滾了幾圈，滾出門外。</text:p>
      <text:p text:style-name="P2"/>
      <text:p text:style-name="P2">不久，牠又爬回來。因為幼小瘦弱，顯得搖搖晃晃。</text:p>
      <text:p text:style-name="P2"/>
      <text:p text:style-name="P2">一位病人「幫忙」醫生，也給牠一腳，牠又滾了出去，像無聲電影一樣，一點聲音都沒有。</text:p>
      <text:p text:style-name="P2"/>
      <text:p text:style-name="P2">不久，牠又爬了回來。</text:p>
      <text:p text:style-name="P2"/>
      <text:p text:style-name="P2">於是，我收養了牠。</text:p>
      <text:p text:style-name="P2"/>
      <text:p text:style-name="P2">牠叫阿乖，因為牠實在很乖。</text:p>
      <text:p text:style-name="P2"/>
      <text:p text:style-name="P2">一年後，牠還沒長大，卻又再度流浪。我不知道牠有沒有明天。</text:p>
      <text:p text:style-name="P2"/>
      <text:p text:style-name="P2">故事省略了，只剩頭尾。</text:p>
      <text:p text:style-name="P2"/>
      <text:p text:style-name="P2">那是十年前的今天，我媽媽突然中風去世。我們彷彿也看不到明天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61.61</meta:generator>
  </office:meta>
</office:document-meta>
</file>